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Bree Serif" fo:font-size="12pt" style:font-name-asian="Bree Serif1" style:font-size-asian="12pt" style:font-name-complex="Bree Serif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Bree Serif" fo:font-size="12pt" style:font-name-asian="Bree Serif1" style:font-size-asian="12pt" style:font-name-complex="Bree Serif1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Bree Serif" fo:font-size="24pt" style:font-name-asian="Bree Serif1" style:font-size-asian="24pt" style:font-name-complex="Bree Serif1" style:font-size-complex="24pt"/>
    </style:style>
    <style:style style:name="T2" style:family="text">
      <style:text-properties style:font-name="Bree Serif" fo:font-size="12pt" style:font-name-asian="Bree Serif1" style:font-size-asian="12pt" style:font-name-complex="Bree Serif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tory Doc</text:span></text:p>
      <text:p text:style-name="P1"><text:span text:style-name="T2">Vivian Balding</text:span></text:p>
      <text:p text:style-name="P3"/>
      <text:p text:style-name="P2"/>
      <text:p text:style-name="Standard"><text:span text:style-name="T2">Settings:</text:span></text:p>
      <text:p text:style-name="P2"/>
      <text:p text:style-name="Standard"><text:span text:style-name="T2">Characters:</text:span></text:p>
      <text:p text:style-name="P2"/>
      <text:p text:style-name="Standard"><text:span text:style-name="T2">Plot Points:</text:span></text:p>
      <text:p text:style-name="P2"/>
      <text:p text:style-name="P2"/>
      <text:p text:style-name="P2"/>
      <text:p text:style-name="Standard"><text:span text:style-name="T2">Misc Idea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0" meta:character-count="66" meta:non-whitespace-character-count="62"/>
    <meta:generator>LibreOfficeDev/6.0.5.2$Linux_X86_64 LibreOffice_project/</meta:generator>
  </office:meta>
</office:document-meta>
</file>